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4">
      <style:paragraph-properties fo:margin-left="0in" fo:margin-right="0in" fo:text-indent="0in" style:auto-text-indent="false"/>
      <style:text-properties fo:font-size="12pt" style:font-size-asian="12pt" style:font-size-complex="12pt"/>
    </style:style>
    <style:style style:name="P2" style:family="paragraph" style:parent-style-name="Text_20_body" style:list-style-name="L4">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margin-top="0.0398in" fo:margin-bottom="0in" fo:text-indent="0in" style:auto-text-indent="false"/>
      <style:text-properties fo:font-weight="normal" style:font-weight-asian="normal" style:font-weight-complex="normal"/>
    </style:style>
    <style:style style:name="P5" style:family="paragraph" style:parent-style-name="Standard">
      <style:paragraph-properties fo:margin-left="0.7874in" fo:margin-right="0in" fo:margin-top="0in" fo:margin-bottom="0.0398in" fo:text-indent="0in" style:auto-text-indent="false"/>
      <style:text-properties fo:font-weight="bold" style:font-weight-asian="bold" style:font-weight-complex="bold"/>
    </style:style>
    <style:style style:name="P6" style:family="paragraph" style:parent-style-name="Standard">
      <style:paragraph-properties fo:margin-left="0.7874in" fo:margin-right="0in" fo:margin-top="0in" fo:margin-bottom="0.0398in" fo:text-indent="0in" style:auto-text-indent="false">
        <style:tab-stops>
          <style:tab-stop style:position="0.902in"/>
          <style:tab-stop style:position="2.5764in"/>
          <style:tab-stop style:position="3.4228in"/>
        </style:tab-stops>
      </style:paragraph-properties>
      <style:text-properties fo:font-weight="bold" style:font-weight-asian="bold" style:font-weight-complex="bold"/>
    </style:style>
    <style:style style:name="P7" style:family="paragraph" style:parent-style-name="Standard">
      <style:paragraph-properties fo:margin-left="0.7874in" fo:margin-right="0in" fo:margin-top="0in" fo:margin-bottom="0.0398in" fo:text-indent="0in" style:auto-text-indent="false">
        <style:tab-stops>
          <style:tab-stop style:position="0.902in"/>
        </style:tab-stops>
      </style:paragraph-properties>
      <style:text-properties fo:font-weight="bold" style:font-weight-asian="bold" style:font-weight-complex="bold"/>
    </style:style>
    <style:style style:name="P8" style:family="paragraph" style:parent-style-name="Standard">
      <style:paragraph-properties fo:margin-left="0.7874in" fo:margin-right="0in" fo:margin-top="0.0398in" fo:margin-bottom="0in" fo:text-indent="0in" style:auto-text-indent="false"/>
      <style:text-properties fo:font-weight="bold" style:font-weight-asian="bold" style:font-weight-complex="bold"/>
    </style:style>
    <style:style style:name="P9" style:family="paragraph" style:parent-style-name="Standard" style:list-style-name="L5">
      <style:paragraph-properties fo:margin-left="0.7874in" fo:margin-right="0in" fo:text-indent="0in" style:auto-text-indent="false"/>
    </style:style>
    <style:style style:name="P10" style:family="paragraph" style:parent-style-name="Standard">
      <style:paragraph-properties fo:margin-left="1.5752in" fo:margin-right="0in" fo:text-indent="0in" style:auto-text-indent="false"/>
    </style:style>
    <style:style style:name="P11" style:family="paragraph" style:parent-style-name="Standard">
      <style:paragraph-properties fo:margin-left="1.5752in" fo:margin-right="0in" fo:text-indent="0in" style:auto-text-indent="false"/>
      <style:text-properties fo:font-weight="normal" style:font-weight-asian="normal" style:font-weight-complex="normal"/>
    </style:style>
    <style:style style:name="P12"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text-properties fo:font-weight="normal" style:font-weight-asian="normal" style:font-weight-complex="normal"/>
    </style:style>
    <style:style style:name="P13" style:family="paragraph" style:parent-style-name="Standard">
      <style:paragraph-properties fo:margin-left="1.5717in" fo:margin-right="0in" fo:text-indent="0in" style:auto-text-indent="false"/>
    </style:style>
    <style:style style:name="P14" style:family="paragraph" style:parent-style-name="Standard">
      <style:paragraph-properties fo:margin-left="1.5717in" fo:margin-right="0in" fo:text-indent="0in" style:auto-text-indent="false"/>
      <style:text-properties fo:font-weight="bold" style:font-weight-asian="bold" style:font-weight-complex="bold"/>
    </style:style>
    <style:style style:name="P15" style:family="paragraph" style:parent-style-name="Standard" style:list-style-name="L1">
      <style:paragraph-properties fo:margin-left="1.5717in" fo:margin-right="0in" fo:text-indent="0in" style:auto-text-indent="false"/>
      <style:text-properties fo:font-weight="bold" style:font-weight-asian="bold" style:font-weight-complex="bold"/>
    </style:style>
    <style:style style:name="P16" style:family="paragraph" style:parent-style-name="Standard" style:list-style-name="L1">
      <style:paragraph-properties fo:margin-left="1.5717in" fo:margin-right="0in" fo:text-indent="0in" style:auto-text-indent="false"/>
    </style:style>
    <style:style style:name="P1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ules for Student Presentations</text:h>
      <text:p text:style-name="Text_20_body"><text:tab/><text:span text:style-name="T1">Avoid long and boring presentations.</text:span></text:p>
      <text:p text:style-name="P6">Where:<text:tab/><text:span text:style-name="T2">course<text:tab/></text:span>Time:<text:tab/><text:span text:style-name="T2">15' per presentation</text:span></text:p>
      <text:p text:style-name="P6">Phases:<text:tab/><text:span text:style-name="T2">SVB<text:tab/></text:span>Group:<text:span text:style-name="T2"><text:tab/>all</text:span></text:p>
      <text:p text:style-name="P6">Requires:<text:span text:style-name="T2"><text:tab/>A situation when someone is to prepare for a talk.</text:span></text:p>
      <text:p text:style-name="P7">Material:</text:p>
      <text:p text:style-name="P10">board</text:p>
      <text:p text:style-name="P12">stop-watch</text:p>
      <text:p text:style-name="P5">Description:</text:p>
      <text:p text:style-name="P13">Announce before preparations, what you expect from presenters. Make the rules visible by writing them on the Write the rules on the board that they can be read clearly by everyone.</text:p>
      <text:p text:style-name="P14">Rules:</text:p>
      <text:list xml:id="list2061576633" text:style-name="L1">
        <text:list-item>
          <text:p text:style-name="P16">A presentation ends after eight minutes.</text:p>
        </text:list-item>
        <text:list-item>
          <text:p text:style-name="P16">The text is to be spoken freely, not read from paper.</text:p>
        </text:list-item>
        <text:list-item>
          <text:p text:style-name="P16">There will be no handouts.</text:p>
        </text:list-item>
        <text:list-item>
          <text:p text:style-name="P15">At the end, a three-sentence summary will be given.</text:p>
        </text:list-item>
      </text:list>
      <text:p text:style-name="P5">Hint:</text:p>
      <text:p text:style-name="P10">During presentations, set your stop-watch to ten minutes, but don't tell anyone. Warn one minute before the end.</text:p>
      <text:p text:style-name="P8">Example:</text:p>
      <text:p text:style-name="P11">I also tried a rule that the presentation should consist of a single diagram only. I think exercising to talk about a single diagram for up to eight minutes could improve presenting skills a lot. However, students ignored this rule if there was access to a projector.</text:p>
      <text:list xml:id="list153332760" text:style-name="L4">
        <text:list-header>
          <text:p text:style-name="P1"/>
        </text:list-header>
      </text:list>
      <text:h text:style-name="Heading_20_4" text:outline-level="4"/>
      <text:h text:style-name="P17" text:outline-level="1">Reviewing Student Presentations</text:h>
      <text:p text:style-name="Text_20_body"><text:tab/><text:span text:style-name="T1">Get immediate feedback on presentations from peers.</text:span></text:p>
      <text:p text:style-name="P6">Where:<text:tab/><text:span text:style-name="T2">course, meeting<text:tab/></text:span>Time:<text:tab/><text:span text:style-name="T2">5'</text:span></text:p>
      <text:p text:style-name="P6">Phases:<text:tab/><text:span text:style-name="T2">start<text:tab/></text:span>Group:<text:span text:style-name="T2"><text:tab/>3-15</text:span></text:p>
      <text:p text:style-name="P6">Requires:<text:span text:style-name="T2"><text:tab/>A friendly and non-competitive group/team atmosphere.</text:span></text:p>
      <text:p text:style-name="P7">Material:</text:p>
      <text:p text:style-name="P12">paper cards with:</text:p>
      <text:list xml:id="list1471344059" text:style-name="L5">
        <text:list-item>
          <text:list>
            <text:list-item>
              <text:list>
                <text:list-item>
                  <text:p text:style-name="P9">clarity of the main message</text:p>
                </text:list-item>
                <text:list-item>
                  <text:p text:style-name="P9">structure</text:p>
                </text:list-item>
                <text:list-item>
                  <text:p text:style-name="P9">opening</text:p>
                </text:list-item>
                <text:list-item>
                  <text:p text:style-name="P9">voice and talking speed</text:p>
                </text:list-item>
                <text:list-item>
                  <text:p text:style-name="P9">eye contact</text:p>
                </text:list-item>
                <text:list-item>
                  <text:p text:style-name="P9">gestures, body language</text:p>
                </text:list-item>
                <text:list-item>
                  <text:p text:style-name="P9">closing</text:p>
                </text:list-item>
                <text:list-item>
                  <text:p text:style-name="P9">time frame</text:p>
                </text:list-item>
              </text:list>
            </text:list-item>
          </text:list>
        </text:list-item>
      </text:list>
      <text:p text:style-name="P5">Description:</text:p>
      <text:p text:style-name="P13">At the beginning of the course, announce that students are going to evaluate each other's presentations. Before each presentation, randomly share a set of cards to students (or pairs). These students are going to review a single aspect of the presenter.</text:p>
      <text:p text:style-name="P13">After the presentation, ask the 'reviewers' for their comments.</text:p>
      <text:p text:style-name="P5">Hint:</text:p>
      <text:p text:style-name="P10">Make sure to give positive, constructive feedback. This method is potentially dangerous when there are tensions within the group. Explicitly ask for positive comments first.</text:p>
      <text:p text:style-name="P4"/>
      <text:list xml:id="list107735905" text:continue-list="list153332760" text:style-name="L4">
        <text:list-header>
          <text:p text:style-name="P2"/>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9:17:49</meta:creation-date>
    <dc:date>2014-10-27T19:20:29</dc:date>
    <dc:creator>Academis </dc:creator>
    <meta:editing-duration>P0D</meta:editing-duration>
    <meta:editing-cycles>1</meta:editing-cycles>
    <meta:document-statistic meta:table-count="0" meta:image-count="0" meta:object-count="0" meta:page-count="2" meta:paragraph-count="39" meta:word-count="302" meta:character-count="1841" meta:non-whitespace-character-count="1588"/>
    <meta:generator>LibreOffice/3.5$Linux_X86_64 LibreOffice_project/350m1$Build-2</meta:generator>
  </office:meta>
</office:document-meta>
</file>